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300000001E0C7B73E39BA9F27A1.png" manifest:media-type="image/png"/>
  <manifest:file-entry manifest:full-path="Pictures/10000201000000F20000002DD8D87AC15EA1255E.png" manifest:media-type="image/png"/>
  <manifest:file-entry manifest:full-path="Pictures/1000000000000300000001E0884FCCFF521AFB5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Black" svg:font-family="'Roboto Black'" style:font-pitch="variable"/>
    <style:font-face style:name="SF Pro Display" svg:font-family="'SF Pro Display'" style:font-adornments="Blac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F Pro Text" svg:font-family="'SF Pro Tex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style:font-name="Roboto Black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style:font-name="Roboto Black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0.774cm" svg:x="1cm" svg:y="0.75cm" presentation:class="title">
          <draw:text-box>
            <text:p text:style-name="P1"><text:span text:style-name="T1">Software: Est., Plan, Status</text:span></text:p>
          </draw:text-box>
        </draw:frame>
        <draw:frame draw:style-name="gr1" draw:text-style-name="P2" draw:layer="layout" svg:width="12.954cm" svg:height="8.096cm" svg:x="14.332cm" svg:y="4.178cm">
          <draw:image xlink:href="Pictures/1000000000000300000001E0884FCCFF521AFB5A.png" xlink:type="simple" xlink:show="embed" xlink:actuate="onLoad" loext:mime-type="image/png">
            <text:p/>
          </draw:image>
        </draw:frame>
        <draw:frame draw:style-name="gr1" draw:text-style-name="P2" draw:layer="layout" svg:width="12.686cm" svg:height="7.928cm" svg:x="0cm" svg:y="4.346cm">
          <draw:image xlink:href="Pictures/1000000000000300000001E0C7B73E39BA9F27A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Black" svg:font-family="'Roboto Black'" style:font-pitch="variable"/>
    <style:font-face style:name="SF Pro Display" svg:font-family="'SF Pro Display'" style:font-adornments="Blac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F Pro Text" svg:font-family="'SF Pro Text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SF Pro Text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paragraph-properties fo:margin-left="0cm" fo:margin-right="0cm" fo:text-inden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8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3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3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3cm" fo:text-indent="0cm"/>
      <style:text-properties fo:font-size="1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18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8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23cm" fo:text-indent="0cm"/>
      <style:text-properties fo:font-size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/>
    </style:style>
    <style:style style:name="Alizarin0-outline8" style:family="presentation" style:parent-style-name="Alizarin0-outline7">
      <style:paragraph-properties fo:margin-left="0cm" fo:margin-right="0cm" fo:margin-top="0cm" fo:margin-bottom="0.073cm" fo:text-indent="0cm"/>
      <style:text-properties fo:font-size="15pt"/>
    </style:style>
    <style:style style:name="Alizarin0-outline9" style:family="presentation" style:parent-style-name="Alizarin0-outline8">
      <style:paragraph-properties fo:margin-left="0cm" fo:margin-right="0cm" fo:margin-top="0cm" fo:margin-bottom="0.073cm" fo:text-indent="0cm"/>
      <style:text-properties fo:font-size="1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1.34cm" fo:min-width="27cm"/>
    </style:style>
    <style:style style:name="Mpr2" style:family="presentation" style:parent-style-name="Alizarin-backgroundobjects">
      <style:graphic-properties draw:stroke="none" draw:fill="solid" draw:fill-color="#bdc3c7" draw:textarea-vertical-align="middle" draw:auto-grow-height="false" fo:min-height="0.707cm" fo:min-width="20.5cm"/>
    </style:style>
    <style:style style:name="Mpr3" style:family="presentation" style:parent-style-name="Alizarin-title">
      <style:graphic-properties draw:auto-grow-height="false" fo:min-height="3.507cm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8" style:family="presentation" style:parent-style-name="Alizarin0-backgroundobjects">
      <style:graphic-properties draw:stroke="none" draw:fill="none" draw:auto-grow-height="false" fo:min-height="1.501cm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end"/>
      <style:text-properties fo:font-size="14pt"/>
    </style:style>
    <style:style style:name="MP11" style:family="paragraph">
      <loext:graphic-properties draw:fill="none" draw:fill-color="#ffffff"/>
      <style:paragraph-properties fo:text-align="end"/>
      <style:text-properties fo:font-size="14pt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style:paragraph-properties fo:text-align="end"/>
    </style:style>
    <style:style style:name="MP16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1.34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0.5cm" svg:height="0.707cm" svg:x="0cm" svg:y="14.818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0.774cm" svg:x="1cm" svg:y="0.75cm" presentation:class="title">
        <draw:text-box>
          <text:p>Click to edit the title text format</text:p>
        </draw:text-box>
      </draw:frame>
      <draw:frame presentation:style-name="Alizarin-outline1" draw:layer="backgroundobjects" svg:width="26.416cm" svg:height="12.764cm" svg:x="0.508cm" svg:y="1.905cm" presentation:class="outline" presentation:placeholder="true">
        <draw:text-box/>
      </draw:frame>
      <draw:frame draw:style-name="Mgr3" draw:text-style-name="MP7" draw:layer="backgroundobjects" svg:width="6.096cm" svg:height="0.85cm" svg:x="20.828cm" svg:y="14.77cm">
        <draw:image xlink:href="Pictures/10000201000000F20000002DD8D87AC15EA1255E.png" xlink:type="simple" xlink:show="embed" xlink:actuate="onLoad" loext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4" draw:text-style-name="MP11" draw:layer="backgroundobjects" svg:width="9.113cm" svg:height="1.484cm" svg:x="11.886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5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5" draw:text-style-name="MP11" draw:layer="backgroundobjects" svg:width="9.113cm" svg:height="1.484cm" svg:x="11.886cm" svg:y="28.215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4" draw:text-style-name="MP5" draw:layer="backgroundobjects" svg:width="27cm" svg:height="2.625cm" svg:x="0cm" svg:y="6.561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6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6" draw:text-style-name="MP13" draw:layer="backgroundobjects" svg:width="6.5cm" svg:height="1.125cm" svg:x="21cm" svg:y="14.25cm" presentation:class="date-time">
        <draw:text-box>
          <text:p text:style-name="MP12"><presentation:date-time/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7"><presentation:footer/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9" draw:text-style-name="MP11" draw:layer="backgroundobjects" svg:width="9.113cm" svg:height="1.484cm" svg:x="11.886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0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10" draw:text-style-name="MP11" draw:layer="backgroundobjects" svg:width="9.113cm" svg:height="1.484cm" svg:x="11.886cm" svg:y="28.215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4T23:48:07.225616755</meta:creation-date>
    <meta:editing-duration>PT1H6M26S</meta:editing-duration>
    <meta:editing-cycles>7</meta:editing-cycles>
    <meta:generator>LibreOffice/6.2.6.2$Linux_X86_64 LibreOffice_project/20$Build-2</meta:generator>
    <dc:title>Alizarin</dc:title>
    <dc:date>2019-08-25T16:37:05.105268745</dc:date>
    <meta:document-statistic meta:object-count="38"/>
  </office:meta>
</office:document-meta>
</file>